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0ffff" draw:textarea-horizontal-align="justify" draw:textarea-vertical-align="middle" draw:auto-grow-height="false" fo:min-height="17.085cm" fo:min-width="16.675cm"/>
    </style:style>
    <style:style style:name="gr2" style:family="graphic">
      <style:graphic-properties draw:stroke="none" draw:stroke-dash="Fine_20_Dotted" draw:fill="solid" draw:fill-color="#ccf4c6" draw:textarea-horizontal-align="justify" draw:textarea-vertical-align="middle" draw:auto-grow-height="false" fo:min-height="12.641cm" fo:min-width="9.454cm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6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6cm" draw:marker-end-width="0.356cm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draw:marker-start-width="0.356cm" draw:marker-end-width="0.356cm" draw:textarea-vertical-align="middle" fo:padding-top="0.176cm" fo:padding-bottom="0.176cm" fo:padding-left="0.301cm" fo:padding-right="0.301cm" draw:start-line-spacing-horizontal="0.102cm" draw:start-line-spacing-vertical="0.102cm" draw:end-line-spacing-horizontal="0.102cm" draw:end-line-spacing-vertical="0.102cm"/>
    </style:style>
    <style:style style:name="gr10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618cm" draw:fontwork-distance="0cm" draw:fontwork-start="0cm" draw:fontwork-shadow-offset-x="0cm" draw:fontwork-shadow-offset-y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cm" fo:min-width="2.777cm"/>
      <style:paragraph-properties style:writing-mode="lr-tb"/>
    </style:style>
    <style:style style:name="P1" style:family="paragraph">
      <loext:graphic-properties draw:fill="solid" draw:fill-color="#e0ffff"/>
      <style:paragraph-properties fo:text-align="center"/>
    </style:style>
    <style:style style:name="P2" style:family="paragraph">
      <loext:graphic-properties draw:fill="solid" draw:fill-color="#ccf4c6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2pt"/>
    </style:style>
    <style:style style:name="P8" style:family="paragraph">
      <style:text-properties fo:font-size="24pt" fo:font-weight="bold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24pt" fo:font-weight="bold" style:font-size-asian="18pt" style:font-size-complex="18pt"/>
    </style:style>
    <style:style style:name="T1" style:family="text">
      <style:text-properties fo:font-size="22pt"/>
    </style:style>
    <style:style style:name="T2" style:family="text">
      <style:text-properties style:text-position="-33% 58%" fo:font-size="22pt"/>
    </style:style>
    <style:style style:name="T3" style:family="text">
      <style:text-properties fo:font-size="2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75cm" svg:height="17.335cm" svg:x="7.62cm" svg:y="1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454cm" svg:height="12.641cm" svg:x="15.341cm" svg:y="1.6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1.842cm" svg:height="1.843cm" svg:x="24.774cm" svg:y="3.638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" draw:id="id5">
          <draw:line draw:style-name="gr4" draw:text-style-name="P4" draw:layer="layout" svg:x1="14.579cm" svg:y1="6.655cm" svg:x2="13.995cm" svg:y2="6.445cm">
            <text:p/>
          </draw:line>
          <draw:line draw:style-name="gr4" draw:text-style-name="P4" draw:layer="layout" svg:x1="15.143cm" svg:y1="5.99cm" svg:x2="13.997cm" svg:y2="6.449cm">
            <text:p/>
          </draw:line>
          <draw:line draw:style-name="gr4" draw:text-style-name="P4" draw:layer="layout" svg:x1="15.165cm" svg:y1="5.107cm" svg:x2="13.977cm" svg:y2="4.665cm">
            <text:p/>
          </draw:line>
          <draw:line draw:style-name="gr4" draw:text-style-name="P4" draw:layer="layout" svg:x1="15.17cm" svg:y1="6.012cm" svg:x2="13.982cm" svg:y2="5.57cm">
            <text:p/>
          </draw:line>
          <draw:line draw:style-name="gr4" draw:text-style-name="P4" draw:layer="layout" svg:x1="15.158cm" svg:y1="5.088cm" svg:x2="14.012cm" svg:y2="5.547cm">
            <text:p/>
          </draw:line>
          <draw:line draw:style-name="gr4" draw:text-style-name="P4" draw:layer="layout" svg:x1="15.116cm" svg:y1="4.195cm" svg:x2="13.97cm" svg:y2="4.654cm">
            <text:p/>
          </draw:line>
          <draw:line draw:style-name="gr4" draw:text-style-name="P4" draw:layer="layout" svg:x1="15.059cm" svg:y1="4.203cm" svg:x2="14.475cm" svg:y2="3.993cm">
            <text:p/>
          </draw:line>
        </draw:g>
        <draw:g xml:id="id4" draw:id="id4">
          <draw:custom-shape draw:style-name="gr5" draw:text-style-name="P5" draw:layer="layout" svg:width="5.013cm" svg:height="5.156cm" svg:x="12.065cm" svg:y="9.546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6" draw:text-style-name="P4" draw:layer="layout" svg:x1="13.318cm" svg:y1="10.905cm" svg:x2="13.318cm" svg:y2="13.412cm">
                <text:p/>
              </draw:line>
              <draw:line draw:style-name="gr6" draw:text-style-name="P4" draw:layer="layout" svg:x1="14.606cm" svg:y1="10.871cm" svg:x2="13.318cm" svg:y2="11.532cm">
                <text:p/>
              </draw:line>
              <draw:line draw:style-name="gr7" draw:text-style-name="P4" draw:layer="layout" svg:x1="14.606cm" svg:y1="13.432cm" svg:x2="13.318cm" svg:y2="12.771cm">
                <text:p/>
              </draw:line>
              <draw:line draw:style-name="gr6" draw:text-style-name="P4" draw:layer="layout" svg:x1="14.571cm" svg:y1="9.617cm" svg:x2="14.571cm" svg:y2="10.871cm">
                <text:p/>
              </draw:line>
              <draw:line draw:style-name="gr6" draw:text-style-name="P4" draw:layer="layout" svg:x1="14.571cm" svg:y1="13.417cm" svg:x2="14.571cm" svg:y2="14.671cm">
                <text:p/>
              </draw:line>
              <draw:line draw:style-name="gr6" draw:text-style-name="P4" draw:layer="layout" svg:x1="12.065cm" svg:y1="12.189cm" svg:x2="13.283cm" svg:y2="12.189cm">
                <text:p/>
              </draw:line>
            </draw:g>
          </draw:g>
        </draw:g>
        <draw:g xml:id="id2" draw:id="id2">
          <draw:line draw:style-name="gr4" draw:text-style-name="P4" draw:layer="layout" svg:x1="6.939cm" svg:y1="12.143cm" svg:x2="6.729cm" svg:y2="12.727cm">
            <text:p/>
          </draw:line>
          <draw:line draw:style-name="gr4" draw:text-style-name="P4" draw:layer="layout" svg:x1="6.274cm" svg:y1="11.581cm" svg:x2="6.733cm" svg:y2="12.727cm">
            <text:p/>
          </draw:line>
          <draw:line draw:style-name="gr4" draw:text-style-name="P4" draw:layer="layout" svg:x1="5.391cm" svg:y1="11.558cm" svg:x2="4.949cm" svg:y2="12.746cm">
            <text:p/>
          </draw:line>
          <draw:line draw:style-name="gr4" draw:text-style-name="P4" draw:layer="layout" svg:x1="6.296cm" svg:y1="11.553cm" svg:x2="5.854cm" svg:y2="12.741cm">
            <text:p/>
          </draw:line>
          <draw:line draw:style-name="gr4" draw:text-style-name="P4" draw:layer="layout" svg:x1="5.372cm" svg:y1="11.566cm" svg:x2="5.831cm" svg:y2="12.712cm">
            <text:p/>
          </draw:line>
          <draw:line draw:style-name="gr4" draw:text-style-name="P4" draw:layer="layout" svg:x1="4.479cm" svg:y1="11.607cm" svg:x2="4.938cm" svg:y2="12.753cm">
            <text:p/>
          </draw:line>
          <draw:line draw:style-name="gr4" draw:text-style-name="P4" draw:layer="layout" svg:x1="4.487cm" svg:y1="11.664cm" svg:x2="4.277cm" svg:y2="12.248cm">
            <text:p/>
          </draw:line>
        </draw:g>
        <draw:custom-shape draw:style-name="gr3" draw:text-style-name="P3" xml:id="id1" draw:id="id1" draw:layer="layout" svg:width="1.842cm" svg:height="1.843cm" svg:x="1.905cm" svg:y="12.924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svg:x1="2.826cm" svg:y1="12.924cm" svg:x2="4.277cm" svg:y2="12.153cm" draw:start-shape="id1" draw:start-glue-point="4" draw:end-shape="id2" draw:end-glue-point="3" svg:d="M2826 12924v-771h1451" svg:viewBox="0 0 1452 772">
          <text:p/>
        </draw:connector>
        <draw:connector draw:style-name="gr8" draw:text-style-name="P6" draw:layer="layout" draw:line-skew="2.856cm" svg:x1="2.826cm" svg:y1="14.767cm" svg:x2="25.695cm" svg:y2="5.481cm" draw:start-shape="id1" draw:start-glue-point="8" draw:end-shape="id3" draw:end-glue-point="8" svg:d="M2826 14767v3357h22869v-12643" svg:viewBox="0 0 22870 12644">
          <text:p/>
        </draw:connector>
        <draw:connector draw:style-name="gr9" draw:text-style-name="P6" draw:layer="layout" svg:x1="14.571cm" svg:y1="9.546cm" svg:x2="14.57cm" svg:y2="6.655cm" draw:start-shape="id4" draw:end-shape="id5" draw:end-glue-point="2" svg:d="M14571 9546v-1420h-1v-1471" svg:viewBox="0 0 2 2892">
          <text:p/>
        </draw:connector>
        <draw:connector draw:style-name="gr8" draw:text-style-name="P6" draw:layer="layout" draw:line-skew="-1.059cm" svg:x1="14.57cm" svg:y1="3.993cm" svg:x2="25.695cm" svg:y2="3.638cm" draw:start-shape="id5" draw:start-glue-point="0" draw:end-shape="id3" draw:end-glue-point="4" svg:d="M14570 3993v-1916h11125v1561" svg:viewBox="0 0 11126 1917">
          <text:p/>
        </draw:connector>
        <draw:g>
          <draw:line draw:style-name="gr4" draw:text-style-name="P4" draw:layer="layout" svg:x1="16.509cm" svg:y1="19.39cm" svg:x2="12.502cm" svg:y2="19.415cm">
            <text:p/>
          </draw:line>
          <draw:line draw:style-name="gr4" draw:text-style-name="P4" draw:layer="layout" svg:x1="16.511cm" svg:y1="19.376cm" svg:x2="12.504cm" svg:y2="19.401cm">
            <text:p/>
          </draw:line>
          <draw:line draw:style-name="gr4" draw:text-style-name="P4" draw:layer="layout" svg:x1="13.596cm" svg:y1="19.944cm" svg:x2="15.587cm" svg:y2="19.944cm">
            <text:p/>
          </draw:line>
          <draw:line draw:style-name="gr4" draw:text-style-name="P4" draw:layer="layout" svg:x1="14.134cm" svg:y1="20.418cm" svg:x2="15.091cm" svg:y2="20.418cm">
            <text:p/>
          </draw:line>
          <draw:line draw:style-name="gr4" draw:text-style-name="P4" draw:layer="layout" svg:x1="14.558cm" svg:y1="19.356cm" svg:x2="14.574cm" svg:y2="18.133cm">
            <text:p/>
          </draw:line>
        </draw:g>
        <draw:frame draw:style-name="gr10" draw:text-style-name="P7" draw:layer="layout" svg:width="1.5cm" svg:height="1.305cm" svg:x="12.567cm" svg:y="4.439cm">
          <draw:text-box>
            <text:p><text:span text:style-name="T1">R</text:span><text:span text:style-name="T2">C</text:span></text:p>
          </draw:text-box>
        </draw:frame>
        <draw:g xml:id="id6" draw:id="id6">
          <draw:line draw:style-name="gr4" draw:text-style-name="P4" draw:layer="layout" svg:x1="14.58cm" svg:y1="17.839cm" svg:x2="13.996cm" svg:y2="17.629cm">
            <text:p/>
          </draw:line>
          <draw:line draw:style-name="gr4" draw:text-style-name="P4" draw:layer="layout" svg:x1="15.144cm" svg:y1="17.174cm" svg:x2="13.998cm" svg:y2="17.633cm">
            <text:p/>
          </draw:line>
          <draw:line draw:style-name="gr4" draw:text-style-name="P4" draw:layer="layout" svg:x1="15.166cm" svg:y1="16.291cm" svg:x2="13.978cm" svg:y2="15.849cm">
            <text:p/>
          </draw:line>
          <draw:line draw:style-name="gr4" draw:text-style-name="P4" draw:layer="layout" svg:x1="15.171cm" svg:y1="17.196cm" svg:x2="13.983cm" svg:y2="16.754cm">
            <text:p/>
          </draw:line>
          <draw:line draw:style-name="gr4" draw:text-style-name="P4" draw:layer="layout" svg:x1="15.159cm" svg:y1="16.272cm" svg:x2="14.013cm" svg:y2="16.731cm">
            <text:p/>
          </draw:line>
          <draw:line draw:style-name="gr4" draw:text-style-name="P4" draw:layer="layout" svg:x1="15.117cm" svg:y1="15.379cm" svg:x2="13.971cm" svg:y2="15.838cm">
            <text:p/>
          </draw:line>
          <draw:line draw:style-name="gr4" draw:text-style-name="P4" draw:layer="layout" svg:x1="15.06cm" svg:y1="15.387cm" svg:x2="14.476cm" svg:y2="15.177cm">
            <text:p/>
          </draw:line>
        </draw:g>
        <draw:frame draw:style-name="gr10" draw:text-style-name="P7" draw:layer="layout" svg:width="1.5cm" svg:height="1.305cm" svg:x="12.702cm" svg:y="15.726cm">
          <draw:text-box>
            <text:p><text:span text:style-name="T1">R</text:span><text:span text:style-name="T2">E</text:span></text:p>
          </draw:text-box>
        </draw:frame>
        <draw:g xml:id="id7" draw:id="id7">
          <draw:line draw:style-name="gr4" draw:text-style-name="P4" draw:layer="layout" svg:x1="16.554cm" svg:y1="15.95cm" svg:x2="18.054cm" svg:y2="15.95cm">
            <text:p/>
          </draw:line>
          <draw:line draw:style-name="gr4" draw:text-style-name="P4" draw:layer="layout" svg:x1="16.554cm" svg:y1="15.95cm" svg:x2="18.054cm" svg:y2="15.95cm">
            <text:p/>
          </draw:line>
          <draw:line draw:style-name="gr4" draw:text-style-name="P4" draw:layer="layout" svg:x1="16.554cm" svg:y1="16.6cm" svg:x2="18.054cm" svg:y2="16.6cm">
            <text:p/>
          </draw:line>
          <draw:line draw:style-name="gr4" draw:text-style-name="P4" draw:layer="layout" svg:x1="17.294cm" svg:y1="17.479cm" svg:x2="17.306cm" svg:y2="16.595cm">
            <text:p/>
          </draw:line>
          <draw:line draw:style-name="gr4" draw:text-style-name="P4" draw:layer="layout" svg:x1="17.294cm" svg:y1="15.963cm" svg:x2="17.306cm" svg:y2="15.079cm">
            <text:p/>
          </draw:line>
        </draw:g>
        <draw:connector draw:style-name="gr8" draw:text-style-name="P6" draw:layer="layout" svg:x1="14.571cm" svg:y1="14.702cm" svg:x2="14.571cm" svg:y2="15.177cm" draw:start-shape="id4" draw:start-glue-point="2" draw:end-shape="id6" draw:end-glue-point="0" svg:d="M14571 14702v475" svg:viewBox="0 0 1 476">
          <text:p/>
        </draw:connector>
        <draw:connector draw:style-name="gr8" draw:text-style-name="P6" draw:layer="layout" svg:x1="14.571cm" svg:y1="14.702cm" svg:x2="17.304cm" svg:y2="15.079cm" draw:start-shape="id4" draw:start-glue-point="2" draw:end-shape="id7" draw:end-glue-point="0" svg:d="M14571 14702v174h2733v203" svg:viewBox="0 0 2734 378">
          <text:p/>
        </draw:connector>
        <draw:connector draw:style-name="gr8" draw:text-style-name="P6" draw:layer="layout" svg:x1="14.571cm" svg:y1="17.839cm" svg:x2="14.571cm" svg:y2="18.099cm" draw:start-shape="id6" draw:start-glue-point="2" svg:d="M14571 17839v260" svg:viewBox="0 0 1 261">
          <text:p/>
        </draw:connector>
        <draw:connector draw:style-name="gr8" draw:text-style-name="P6" draw:layer="layout" svg:x1="17.304cm" svg:y1="17.479cm" svg:x2="17.293cm" svg:y2="18.168cm" draw:start-shape="id7" draw:start-glue-point="2" svg:d="M17304 17479v620h-11v69" svg:viewBox="0 0 12 690">
          <text:p/>
        </draw:connector>
        <draw:frame draw:style-name="gr10" draw:text-style-name="P7" draw:layer="layout" svg:width="1.5cm" svg:height="1.305cm" svg:x="17.921cm" svg:y="15.755cm">
          <draw:text-box>
            <text:p><text:span text:style-name="T1">C</text:span><text:span text:style-name="T2">B</text:span></text:p>
          </draw:text-box>
        </draw:frame>
        <draw:g xml:id="id10" draw:id="id10">
          <draw:line draw:style-name="gr4" draw:text-style-name="P4" draw:layer="layout" svg:x1="11.336cm" svg:y1="8.732cm" svg:x2="10.752cm" svg:y2="8.522cm">
            <text:p/>
          </draw:line>
          <draw:line draw:style-name="gr4" draw:text-style-name="P4" draw:layer="layout" svg:x1="11.9cm" svg:y1="8.067cm" svg:x2="10.754cm" svg:y2="8.526cm">
            <text:p/>
          </draw:line>
          <draw:line draw:style-name="gr4" draw:text-style-name="P4" draw:layer="layout" svg:x1="11.922cm" svg:y1="7.184cm" svg:x2="10.734cm" svg:y2="6.742cm">
            <text:p/>
          </draw:line>
          <draw:line draw:style-name="gr4" draw:text-style-name="P4" draw:layer="layout" svg:x1="11.927cm" svg:y1="8.089cm" svg:x2="10.739cm" svg:y2="7.647cm">
            <text:p/>
          </draw:line>
          <draw:line draw:style-name="gr4" draw:text-style-name="P4" draw:layer="layout" svg:x1="11.915cm" svg:y1="7.165cm" svg:x2="10.769cm" svg:y2="7.624cm">
            <text:p/>
          </draw:line>
          <draw:line draw:style-name="gr4" draw:text-style-name="P4" draw:layer="layout" svg:x1="11.873cm" svg:y1="6.272cm" svg:x2="10.727cm" svg:y2="6.731cm">
            <text:p/>
          </draw:line>
          <draw:line draw:style-name="gr4" draw:text-style-name="P4" draw:layer="layout" svg:x1="11.816cm" svg:y1="6.28cm" svg:x2="11.232cm" svg:y2="6.07cm">
            <text:p/>
          </draw:line>
        </draw:g>
        <draw:frame draw:style-name="gr10" draw:text-style-name="P7" draw:layer="layout" svg:width="1.5cm" svg:height="1.305cm" svg:x="9.449cm" svg:y="6.784cm">
          <draw:text-box>
            <text:p><text:span text:style-name="T1">R</text:span><text:span text:style-name="T2">1</text:span></text:p>
          </draw:text-box>
        </draw:frame>
        <draw:g xml:id="id8" draw:id="id8">
          <draw:line draw:style-name="gr4" draw:text-style-name="P4" draw:layer="layout" svg:x1="11.329cm" svg:y1="16.227cm" svg:x2="10.745cm" svg:y2="16.017cm">
            <text:p/>
          </draw:line>
          <draw:line draw:style-name="gr4" draw:text-style-name="P4" draw:layer="layout" svg:x1="11.893cm" svg:y1="15.562cm" svg:x2="10.747cm" svg:y2="16.021cm">
            <text:p/>
          </draw:line>
          <draw:line draw:style-name="gr4" draw:text-style-name="P4" draw:layer="layout" svg:x1="11.915cm" svg:y1="14.679cm" svg:x2="10.727cm" svg:y2="14.237cm">
            <text:p/>
          </draw:line>
          <draw:line draw:style-name="gr4" draw:text-style-name="P4" draw:layer="layout" svg:x1="11.92cm" svg:y1="15.584cm" svg:x2="10.732cm" svg:y2="15.142cm">
            <text:p/>
          </draw:line>
          <draw:line draw:style-name="gr4" draw:text-style-name="P4" draw:layer="layout" svg:x1="11.908cm" svg:y1="14.66cm" svg:x2="10.762cm" svg:y2="15.119cm">
            <text:p/>
          </draw:line>
          <draw:line draw:style-name="gr4" draw:text-style-name="P4" draw:layer="layout" svg:x1="11.866cm" svg:y1="13.767cm" svg:x2="10.72cm" svg:y2="14.226cm">
            <text:p/>
          </draw:line>
          <draw:line draw:style-name="gr4" draw:text-style-name="P4" draw:layer="layout" svg:x1="11.809cm" svg:y1="13.775cm" svg:x2="11.225cm" svg:y2="13.565cm">
            <text:p/>
          </draw:line>
        </draw:g>
        <draw:connector draw:style-name="gr8" draw:text-style-name="P6" draw:layer="layout" svg:x1="11.32cm" svg:y1="16.227cm" svg:x2="11.319cm" svg:y2="18.167cm" draw:start-shape="id8" draw:start-glue-point="2" svg:d="M11320 16227v1245h-1v695" svg:viewBox="0 0 2 1941">
          <text:p/>
        </draw:connector>
        <draw:g xml:id="id9" draw:id="id9">
          <draw:line draw:style-name="gr4" draw:text-style-name="P4" draw:layer="layout" svg:x1="9.012cm" svg:y1="12.9cm" svg:x2="9.012cm" svg:y2="11.4cm">
            <text:p/>
          </draw:line>
          <draw:line draw:style-name="gr4" draw:text-style-name="P4" draw:layer="layout" svg:x1="9.012cm" svg:y1="12.9cm" svg:x2="9.012cm" svg:y2="11.4cm">
            <text:p/>
          </draw:line>
          <draw:line draw:style-name="gr4" draw:text-style-name="P4" draw:layer="layout" svg:x1="9.662cm" svg:y1="12.9cm" svg:x2="9.662cm" svg:y2="11.4cm">
            <text:p/>
          </draw:line>
          <draw:line draw:style-name="gr4" draw:text-style-name="P4" draw:layer="layout" svg:x1="10.541cm" svg:y1="12.16cm" svg:x2="9.657cm" svg:y2="12.148cm">
            <text:p/>
          </draw:line>
          <draw:line draw:style-name="gr4" draw:text-style-name="P4" draw:layer="layout" svg:x1="9.025cm" svg:y1="12.16cm" svg:x2="8.141cm" svg:y2="12.148cm">
            <text:p/>
          </draw:line>
        </draw:g>
        <draw:connector draw:style-name="gr8" draw:text-style-name="P6" draw:layer="layout" svg:x1="6.939cm" svg:y1="12.153cm" svg:x2="8.141cm" svg:y2="12.15cm" draw:start-shape="id2" draw:start-glue-point="1" draw:end-shape="id9" draw:end-glue-point="3" svg:d="M6939 12153h601v-3h601" svg:viewBox="0 0 1203 4">
          <text:p/>
        </draw:connector>
        <draw:connector draw:style-name="gr8" draw:text-style-name="P6" draw:layer="layout" svg:x1="11.327cm" svg:y1="8.732cm" svg:x2="11.32cm" svg:y2="13.565cm" draw:start-shape="id10" draw:start-glue-point="2" draw:end-shape="id8" draw:end-glue-point="0" svg:d="M11327 8732v2417h-7v2416" svg:viewBox="0 0 8 4834">
          <text:p/>
        </draw:connector>
        <draw:frame draw:style-name="gr10" draw:text-style-name="P7" draw:layer="layout" svg:width="1.5cm" svg:height="1.305cm" svg:x="9.338cm" svg:y="14.323cm">
          <draw:text-box>
            <text:p><text:span text:style-name="T1">R</text:span><text:span text:style-name="T2">2</text:span></text:p>
          </draw:text-box>
        </draw:frame>
        <draw:frame draw:style-name="gr10" draw:text-style-name="P7" draw:layer="layout" svg:width="1.5cm" svg:height="1.305cm" svg:x="8.651cm" svg:y="10.143cm">
          <draw:text-box>
            <text:p><text:span text:style-name="T1">C</text:span><text:span text:style-name="T2">i</text:span></text:p>
          </draw:text-box>
        </draw:frame>
        <draw:g xml:id="id12" draw:id="id12">
          <draw:custom-shape draw:style-name="gr5" draw:text-style-name="P5" draw:layer="layout" svg:width="5.013cm" svg:height="5.156cm" svg:x="14.619cm" svg:y="6.32cm">
            <text:p/>
            <draw:enhanced-geometry svg:viewBox="0 0 21600 21600" draw:mirror-vertical="true" draw:type="rectangle" draw:enhanced-path="M 0 0 L 21600 0 21600 21600 0 21600 0 0 Z N"/>
          </draw:custom-shape>
          <draw:g>
            <draw:g>
              <draw:line draw:style-name="gr6" draw:text-style-name="P4" draw:layer="layout" svg:x1="15.872cm" svg:y1="10.117cm" svg:x2="15.872cm" svg:y2="7.61cm">
                <text:p/>
              </draw:line>
              <draw:line draw:style-name="gr6" draw:text-style-name="P4" draw:layer="layout" svg:x1="17.16cm" svg:y1="10.151cm" svg:x2="15.872cm" svg:y2="9.49cm">
                <text:p/>
              </draw:line>
              <draw:line draw:style-name="gr7" draw:text-style-name="P4" draw:layer="layout" svg:x1="17.16cm" svg:y1="7.59cm" svg:x2="15.872cm" svg:y2="8.251cm">
                <text:p/>
              </draw:line>
              <draw:line draw:style-name="gr6" draw:text-style-name="P4" draw:layer="layout" svg:x1="17.125cm" svg:y1="11.405cm" svg:x2="17.125cm" svg:y2="10.151cm">
                <text:p/>
              </draw:line>
              <draw:line draw:style-name="gr6" draw:text-style-name="P4" draw:layer="layout" svg:x1="17.125cm" svg:y1="7.605cm" svg:x2="17.125cm" svg:y2="6.351cm">
                <text:p/>
              </draw:line>
              <draw:line draw:style-name="gr6" draw:text-style-name="P4" draw:layer="layout" svg:x1="14.619cm" svg:y1="8.833cm" svg:x2="15.837cm" svg:y2="8.833cm">
                <text:p/>
              </draw:line>
            </draw:g>
          </draw:g>
        </draw:g>
        <draw:g xml:id="id11" draw:id="id11">
          <draw:line draw:style-name="gr4" draw:text-style-name="P4" draw:layer="layout" svg:x1="17.134cm" svg:y1="5.581cm" svg:x2="16.55cm" svg:y2="5.371cm">
            <text:p/>
          </draw:line>
          <draw:line draw:style-name="gr4" draw:text-style-name="P4" draw:layer="layout" svg:x1="17.698cm" svg:y1="4.916cm" svg:x2="16.552cm" svg:y2="5.375cm">
            <text:p/>
          </draw:line>
          <draw:line draw:style-name="gr4" draw:text-style-name="P4" draw:layer="layout" svg:x1="17.72cm" svg:y1="4.033cm" svg:x2="16.532cm" svg:y2="3.591cm">
            <text:p/>
          </draw:line>
          <draw:line draw:style-name="gr4" draw:text-style-name="P4" draw:layer="layout" svg:x1="17.725cm" svg:y1="4.938cm" svg:x2="16.537cm" svg:y2="4.496cm">
            <text:p/>
          </draw:line>
          <draw:line draw:style-name="gr4" draw:text-style-name="P4" draw:layer="layout" svg:x1="17.713cm" svg:y1="4.014cm" svg:x2="16.567cm" svg:y2="4.473cm">
            <text:p/>
          </draw:line>
          <draw:line draw:style-name="gr4" draw:text-style-name="P4" draw:layer="layout" svg:x1="17.671cm" svg:y1="3.121cm" svg:x2="16.525cm" svg:y2="3.58cm">
            <text:p/>
          </draw:line>
          <draw:line draw:style-name="gr4" draw:text-style-name="P4" draw:layer="layout" svg:x1="17.614cm" svg:y1="3.129cm" svg:x2="17.03cm" svg:y2="2.919cm">
            <text:p/>
          </draw:line>
        </draw:g>
        <draw:frame draw:style-name="gr11" draw:text-style-name="P7" draw:layer="layout" svg:width="1.8cm" svg:height="1.505cm" svg:x="17.598cm" svg:y="3.476cm">
          <draw:text-box>
            <text:p><text:span text:style-name="T1">R</text:span><text:span text:style-name="T2">out</text:span></text:p>
          </draw:text-box>
        </draw:frame>
        <draw:connector draw:style-name="gr8" draw:text-style-name="P6" xml:id="id16" draw:id="id16" draw:layer="layout" svg:x1="17.125cm" svg:y1="5.581cm" svg:x2="17.125cm" svg:y2="6.32cm" draw:start-shape="id11" draw:start-glue-point="2" draw:end-shape="id12" draw:end-glue-point="0" svg:d="M17125 5581v739" svg:viewBox="0 0 1 740">
          <text:p/>
        </draw:connector>
        <draw:connector draw:style-name="gr8" draw:text-style-name="P6" draw:layer="layout" draw:line-skew="-0.309cm" svg:x1="17.125cm" svg:y1="2.919cm" svg:x2="25.695cm" svg:y2="3.638cm" draw:start-shape="id11" draw:start-glue-point="0" draw:end-shape="id3" draw:end-glue-point="4" svg:d="M17125 2919v-859h8570v1578" svg:viewBox="0 0 8571 1579">
          <text:p/>
        </draw:connector>
        <draw:g xml:id="id13" draw:id="id13">
          <draw:line draw:style-name="gr4" draw:text-style-name="P4" draw:layer="layout" svg:x1="19.517cm" svg:y1="6.806cm" svg:x2="19.517cm" svg:y2="5.306cm">
            <text:p/>
          </draw:line>
          <draw:line draw:style-name="gr4" draw:text-style-name="P4" draw:layer="layout" svg:x1="19.517cm" svg:y1="6.806cm" svg:x2="19.517cm" svg:y2="5.306cm">
            <text:p/>
          </draw:line>
          <draw:line draw:style-name="gr4" draw:text-style-name="P4" draw:layer="layout" svg:x1="20.167cm" svg:y1="6.806cm" svg:x2="20.167cm" svg:y2="5.306cm">
            <text:p/>
          </draw:line>
          <draw:line draw:style-name="gr4" draw:text-style-name="P4" draw:layer="layout" svg:x1="21.046cm" svg:y1="6.066cm" svg:x2="20.162cm" svg:y2="6.054cm">
            <text:p/>
          </draw:line>
          <draw:line draw:style-name="gr4" draw:text-style-name="P4" draw:layer="layout" svg:x1="19.53cm" svg:y1="6.066cm" svg:x2="18.646cm" svg:y2="6.054cm">
            <text:p/>
          </draw:line>
        </draw:g>
        <draw:frame draw:style-name="gr10" draw:text-style-name="P7" draw:layer="layout" svg:width="1.5cm" svg:height="1.305cm" svg:x="19.331cm" svg:y="6.747cm">
          <draw:text-box>
            <text:p><text:span text:style-name="T1">C</text:span><text:span text:style-name="T2">o</text:span></text:p>
          </draw:text-box>
        </draw:frame>
        <draw:frame draw:style-name="gr11" draw:text-style-name="P7" draw:layer="layout" svg:width="1.8cm" svg:height="1.505cm" svg:x="20.555cm" svg:y="9.381cm">
          <draw:text-box>
            <text:p><text:span text:style-name="T1">R</text:span><text:span text:style-name="T2">L</text:span></text:p>
          </draw:text-box>
        </draw:frame>
        <draw:connector draw:style-name="gr8" draw:text-style-name="P6" draw:layer="layout" svg:x1="21.046cm" svg:y1="6.056cm" svg:x2="22.598cm" svg:y2="8.802cm" draw:start-shape="id13" draw:start-glue-point="1" draw:end-shape="id14" draw:end-glue-point="0" svg:d="M21046 6056h1552v2746" svg:viewBox="0 0 1553 2747">
          <text:p/>
        </draw:connector>
        <draw:connector draw:style-name="gr8" draw:text-style-name="P6" xml:id="id15" draw:id="id15" draw:layer="layout" draw:line-skew="-1.639cm" svg:x1="17.125cm" svg:y1="11.476cm" svg:x2="22.608cm" svg:y2="18.134cm" draw:start-shape="id12" svg:d="M17125 11476v1941h5483v4717" svg:viewBox="0 0 5484 6659">
          <text:p/>
        </draw:connector>
        <draw:g xml:id="id14" draw:id="id14">
          <draw:line draw:style-name="gr4" draw:text-style-name="P4" draw:layer="layout" svg:x1="22.607cm" svg:y1="11.464cm" svg:x2="22.023cm" svg:y2="11.254cm">
            <text:p/>
          </draw:line>
          <draw:line draw:style-name="gr4" draw:text-style-name="P4" draw:layer="layout" svg:x1="23.171cm" svg:y1="10.799cm" svg:x2="22.025cm" svg:y2="11.258cm">
            <text:p/>
          </draw:line>
          <draw:line draw:style-name="gr4" draw:text-style-name="P4" draw:layer="layout" svg:x1="23.193cm" svg:y1="9.916cm" svg:x2="22.005cm" svg:y2="9.474cm">
            <text:p/>
          </draw:line>
          <draw:line draw:style-name="gr4" draw:text-style-name="P4" draw:layer="layout" svg:x1="23.198cm" svg:y1="10.821cm" svg:x2="22.01cm" svg:y2="10.379cm">
            <text:p/>
          </draw:line>
          <draw:line draw:style-name="gr4" draw:text-style-name="P4" draw:layer="layout" svg:x1="23.186cm" svg:y1="9.897cm" svg:x2="22.04cm" svg:y2="10.356cm">
            <text:p/>
          </draw:line>
          <draw:line draw:style-name="gr4" draw:text-style-name="P4" draw:layer="layout" svg:x1="23.144cm" svg:y1="9.004cm" svg:x2="21.998cm" svg:y2="9.463cm">
            <text:p/>
          </draw:line>
          <draw:line draw:style-name="gr4" draw:text-style-name="P4" draw:layer="layout" svg:x1="23.087cm" svg:y1="9.012cm" svg:x2="22.503cm" svg:y2="8.802cm">
            <text:p/>
          </draw:line>
        </draw:g>
        <draw:connector draw:style-name="gr8" draw:text-style-name="P6" draw:layer="layout" draw:line-skew="-4.966cm" svg:x1="22.598cm" svg:y1="11.464cm" svg:x2="22.608cm" svg:y2="18.134cm" draw:start-shape="id14" draw:start-glue-point="2" draw:end-shape="id15" draw:end-glue-point="3" svg:d="M22598 11464v2255h10v4415" svg:viewBox="0 0 11 6671">
          <text:p/>
        </draw:connector>
        <draw:connector draw:style-name="gr8" draw:text-style-name="P6" draw:layer="layout" draw:line-skew="-1.06cm" svg:x1="25.695cm" svg:y1="3.638cm" svg:x2="11.327cm" svg:y2="6.07cm" draw:start-shape="id3" draw:start-glue-point="4" draw:end-shape="id10" draw:end-glue-point="0" svg:d="M25695 3638v-1562h-14368v3994" svg:viewBox="0 0 14369 3995">
          <text:p/>
        </draw:connector>
        <draw:connector draw:style-name="gr8" draw:text-style-name="P6" draw:layer="layout" svg:x1="18.646cm" svg:y1="6.056cm" svg:x2="17.125cm" svg:y2="5.95cm" draw:start-shape="id13" draw:start-glue-point="3" draw:end-shape="id16" draw:end-glue-point="0" svg:d="M18646 6056h-760v-106h-761" svg:viewBox="0 0 1522 107">
          <text:p/>
        </draw:connector>
        <draw:connector draw:style-name="gr8" draw:text-style-name="P6" draw:layer="layout" svg:x1="14.566cm" svg:y1="8.641cm" svg:x2="14.571cm" svg:y2="9.546cm" draw:end-shape="id4" draw:end-glue-point="0" svg:d="M14566 8641v203h5v702" svg:viewBox="0 0 6 906">
          <text:p/>
        </draw:connector>
        <draw:connector draw:style-name="gr8" draw:text-style-name="P6" draw:layer="layout" draw:line-skew="-0.009cm" svg:x1="10.541cm" svg:y1="12.15cm" svg:x2="12.065cm" svg:y2="12.124cm" draw:start-shape="id9" draw:start-glue-point="1" draw:end-shape="id4" draw:end-glue-point="3" svg:d="M10541 12150h753v-26h771" svg:viewBox="0 0 1525 27">
          <text:p/>
        </draw:connector>
        <draw:custom-shape draw:style-name="gr12" draw:text-style-name="P6" draw:layer="layout" svg:width="0.348cm" svg:height="0.35cm" svg:x="3.272cm" svg:y="11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48cm" svg:height="0.35cm" svg:x="7.372cm" svg:y="11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48cm" svg:height="0.35cm" svg:x="11.162cm" svg:y="11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48cm" svg:height="0.35cm" svg:x="14.403cm" svg:y="14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48cm" svg:height="0.35cm" svg:x="21.934cm" svg:y="5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48cm" svg:height="0.35cm" svg:x="17.636cm" svg:y="5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48cm" svg:height="0.35cm" svg:x="23.957cm" svg:y="1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48cm" svg:height="0.35cm" svg:x="14.394cm" svg:y="7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812cm" svg:height="0.929cm" svg:x="3.038cm" svg:y="11.145cm">
          <draw:text-box>
            <text:p><text:span text:style-name="T1">1</text:span></text:p>
          </draw:text-box>
        </draw:frame>
        <draw:frame draw:style-name="gr10" draw:text-style-name="P7" draw:layer="layout" svg:width="1.5cm" svg:height="1.305cm" svg:x="5.065cm" svg:y="10.03cm">
          <draw:text-box>
            <text:p><text:span text:style-name="T1">R</text:span><text:span text:style-name="T2">in</text:span></text:p>
          </draw:text-box>
        </draw:frame>
        <draw:frame draw:style-name="gr13" draw:text-style-name="P7" draw:layer="layout" svg:width="0.812cm" svg:height="0.929cm" svg:x="7.129cm" svg:y="11.166cm">
          <draw:text-box>
            <text:p><text:span text:style-name="T1">2</text:span></text:p>
          </draw:text-box>
        </draw:frame>
        <draw:frame draw:style-name="gr13" draw:text-style-name="P7" draw:layer="layout" svg:width="0.812cm" svg:height="0.929cm" svg:x="10.447cm" svg:y="11.187cm">
          <draw:text-box>
            <text:p><text:span text:style-name="T1">3</text:span></text:p>
          </draw:text-box>
        </draw:frame>
        <draw:frame draw:style-name="gr13" draw:text-style-name="P7" draw:layer="layout" svg:width="0.812cm" svg:height="0.929cm" svg:x="14.618cm" svg:y="13.915cm">
          <draw:text-box>
            <text:p><text:span text:style-name="T1">4</text:span></text:p>
          </draw:text-box>
        </draw:frame>
        <draw:frame draw:style-name="gr13" draw:text-style-name="P7" draw:layer="layout" svg:width="0.812cm" svg:height="0.929cm" svg:x="13.662cm" svg:y="7.707cm">
          <draw:text-box>
            <text:p><text:span text:style-name="T1">5</text:span></text:p>
          </draw:text-box>
        </draw:frame>
        <draw:frame draw:style-name="gr13" draw:text-style-name="P7" draw:layer="layout" svg:width="0.812cm" svg:height="0.929cm" svg:x="17.367cm" svg:y="6.201cm">
          <draw:text-box>
            <text:p><text:span text:style-name="T1">7</text:span></text:p>
          </draw:text-box>
        </draw:frame>
        <draw:frame draw:style-name="gr13" draw:text-style-name="P7" draw:layer="layout" svg:width="0.812cm" svg:height="0.929cm" svg:x="21.702cm" svg:y="6.142cm">
          <draw:text-box>
            <text:p><text:span text:style-name="T1">8</text:span></text:p>
          </draw:text-box>
        </draw:frame>
        <draw:frame draw:style-name="gr13" draw:text-style-name="P7" draw:layer="layout" svg:width="0.812cm" svg:height="0.929cm" svg:x="23.738cm" svg:y="2.295cm">
          <draw:text-box>
            <text:p><text:span text:style-name="T1">6</text:span></text:p>
          </draw:text-box>
        </draw:frame>
        <draw:frame draw:style-name="gr13" draw:text-style-name="P7" draw:layer="layout" svg:width="0.955cm" svg:height="1.058cm" svg:x="23.083cm" svg:y="7.886cm">
          <draw:text-box>
            <text:p><text:span text:style-name="T1">+</text:span></text:p>
          </draw:text-box>
        </draw:frame>
        <draw:frame draw:style-name="gr13" draw:text-style-name="P7" draw:layer="layout" svg:width="1.473cm" svg:height="1.418cm" svg:x="23.146cm" svg:y="11.366cm">
          <draw:text-box>
            <text:p><text:span text:style-name="T1">-</text:span></text:p>
          </draw:text-box>
        </draw:frame>
        <draw:frame draw:style-name="gr11" draw:text-style-name="P7" draw:layer="layout" svg:width="1.8cm" svg:height="1.505cm" svg:x="23.271cm" svg:y="9.558cm">
          <draw:text-box>
            <text:p><text:span text:style-name="T1">V</text:span><text:span text:style-name="T2">out</text:span></text:p>
          </draw:text-box>
        </draw:frame>
        <draw:frame draw:style-name="gr14" draw:text-style-name="P9" draw:layer="layout" svg:width="7.334cm" svg:height="1.91cm" svg:x="8.985cm" svg:y="0.508cm">
          <draw:text-box>
            <text:p text:style-name="P8"><text:span text:style-name="T3">Gain Stage</text:span></text:p>
          </draw:text-box>
        </draw:frame>
        <draw:frame draw:style-name="gr14" draw:text-style-name="P9" draw:layer="layout" svg:width="7.334cm" svg:height="1.91cm" svg:x="17.398cm" svg:y="0.534cm">
          <draw:text-box>
            <text:p text:style-name="P8"><text:span text:style-name="T3">Output Stag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6:10:50.397260100</meta:creation-date>
    <dc:date>2021-05-20T16:14:03.682714400</dc:date>
    <meta:editing-duration>PT3M14S</meta:editing-duration>
    <meta:editing-cycles>1</meta:editing-cycles>
    <meta:document-statistic meta:object-count="155"/>
    <meta:generator>LibreOffice/6.4.6.2$Linux_X86_64 LibreOffice_project/40$Build-2</meta:generator>
  </office:meta>
</office:document-meta>
</file>